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psilon</text:p>
          </table:table-cell>
          <table:table-cell office:value-type="string" calcext:value-type="string">
            <text:p>Resid</text:p>
          </table:table-cell>
          <table:table-cell office:value-type="string" calcext:value-type="string">
            <text:p>x3dna</text:p>
          </table:table-cell>
          <table:table-cell office:value-type="string" calcext:value-type="string">
            <text:p>PLUMED</text:p>
          </table:table-cell>
          <table:table-cell/>
          <table:table-cell office:value-type="string" calcext:value-type="string">
            <text:p>Zeta</text:p>
          </table:table-cell>
          <table:table-cell office:value-type="string" calcext:value-type="string">
            <text:p>Resid</text:p>
          </table:table-cell>
          <table:table-cell office:value-type="string" calcext:value-type="string">
            <text:p>x3dna</text:p>
          </table:table-cell>
          <table:table-cell table:style-name="Default" office:value-type="string" calcext:value-type="string">
            <text:p>PLUME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178.2" calcext:value-type="float">
            <text:p>-178.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94.8" calcext:value-type="float">
            <text:p>-94.8</text:p>
          </table:table-cell>
          <table:table-cell office:value-type="float" office:value="-94.763" calcext:value-type="float">
            <text:p>-94.76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92.4" calcext:value-type="float">
            <text:p>-92.4</text:p>
          </table:table-cell>
          <table:table-cell table:style-name="ce1" office:value-type="float" office:value="-92.3725422098889" calcext:value-type="float">
            <text:p>-92.372542209888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78.1" calcext:value-type="float">
            <text:p>178.1</text:p>
          </table:table-cell>
          <table:table-cell office:value-type="float" office:value="178.067" calcext:value-type="float">
            <text:p>178.0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179.5" calcext:value-type="float">
            <text:p>-179.5</text:p>
          </table:table-cell>
          <table:table-cell table:style-name="ce1" office:value-type="float" office:value="-179.502348706992" calcext:value-type="float">
            <text:p>-179.50234870699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106" calcext:value-type="float">
            <text:p>-106</text:p>
          </table:table-cell>
          <table:table-cell office:value-type="float" office:value="-105.962" calcext:value-type="float">
            <text:p>-105.96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68.2" calcext:value-type="float">
            <text:p>168.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-93.1" calcext:value-type="float">
            <text:p>-93.1</text:p>
          </table:table-cell>
          <table:table-cell office:value-type="float" office:value="-93.123" calcext:value-type="float">
            <text:p>-93.12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178.3" calcext:value-type="float">
            <text:p>-178.3</text:p>
          </table:table-cell>
          <table:table-cell table:style-name="ce1" office:value-type="float" office:value="-178.259202178897" calcext:value-type="float">
            <text:p>-178.25920217889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112.8" calcext:value-type="float">
            <text:p>-112.8</text:p>
          </table:table-cell>
          <table:table-cell office:value-type="float" office:value="-112.815" calcext:value-type="float">
            <text:p>-112.81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-167.7" calcext:value-type="float">
            <text:p>-167.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-80.4" calcext:value-type="float">
            <text:p>-80.4</text:p>
          </table:table-cell>
          <table:table-cell office:value-type="float" office:value="-80.403" calcext:value-type="float">
            <text:p>-80.40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135.8" calcext:value-type="float">
            <text:p>-135.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78" calcext:value-type="float">
            <text:p>178</text:p>
          </table:table-cell>
          <table:table-cell office:value-type="float" office:value="177.977" calcext:value-type="float">
            <text:p>177.97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-174.5" calcext:value-type="float">
            <text:p>-174.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-82.6" calcext:value-type="float">
            <text:p>-82.6</text:p>
          </table:table-cell>
          <table:table-cell office:value-type="float" office:value="-82.597" calcext:value-type="float">
            <text:p>-82.59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-170" calcext:value-type="float">
            <text:p>-170</text:p>
          </table:table-cell>
          <table:table-cell table:style-name="ce1" office:value-type="float" office:value="-169.974690827541" calcext:value-type="float">
            <text:p>-169.97469082754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-108" calcext:value-type="float">
            <text:p>-108</text:p>
          </table:table-cell>
          <table:table-cell office:value-type="float" office:value="-108.025" calcext:value-type="float">
            <text:p>-108.02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-156.8" calcext:value-type="float">
            <text:p>-156.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-124.2" calcext:value-type="float">
            <text:p>-124.2</text:p>
          </table:table-cell>
          <table:table-cell office:value-type="float" office:value="-124.186" calcext:value-type="float">
            <text:p>-124.18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-167.6" calcext:value-type="float">
            <text:p>-167.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-96.5" calcext:value-type="float">
            <text:p>-96.5</text:p>
          </table:table-cell>
          <table:table-cell office:value-type="float" office:value="-96.487" calcext:value-type="float">
            <text:p>-96.48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-161.7" calcext:value-type="float">
            <text:p>-161.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-91.4" calcext:value-type="float">
            <text:p>-91.4</text:p>
          </table:table-cell>
          <table:table-cell office:value-type="float" office:value="-91.396" calcext:value-type="float">
            <text:p>-91.39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-98.4" calcext:value-type="float">
            <text:p>-98.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67.7" calcext:value-type="float">
            <text:p>167.7</text:p>
          </table:table-cell>
          <table:table-cell office:value-type="float" office:value="167.652" calcext:value-type="float">
            <text:p>167.65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4.3" calcext:value-type="float">
            <text:p>164.3</text:p>
          </table:table-cell>
          <table:table-cell office:value-type="float" office:value="164.264822624386" calcext:value-type="float">
            <text:p>164.26482262438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85.2" calcext:value-type="float">
            <text:p>-85.2</text:p>
          </table:table-cell>
          <table:table-cell office:value-type="float" office:value="-85.21" calcext:value-type="float">
            <text:p>-85.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9.1" calcext:value-type="float">
            <text:p>179.1</text:p>
          </table:table-cell>
          <table:table-cell table:style-name="ce1" office:value-type="float" office:value="179.121732843687" calcext:value-type="float">
            <text:p>179.12173284368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99.7" calcext:value-type="float">
            <text:p>-99.7</text:p>
          </table:table-cell>
          <table:table-cell office:value-type="float" office:value="-99.665" calcext:value-type="float">
            <text:p>-99.6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6T15:12:51.651415354</meta:creation-date>
    <dc:date>2021-09-26T15:26:37.332857819</dc:date>
    <meta:editing-duration>PT13M45S</meta:editing-duration>
    <meta:editing-cycles>2</meta:editing-cycles>
    <meta:generator>LibreOffice/6.4.7.2$Linux_X86_64 LibreOffice_project/40$Build-2</meta:generator>
    <meta:document-statistic meta:table-count="1" meta:cell-count="89" meta:object-count="0"/>
  </office:meta>
</office:document-meta>
</file>